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dc2300" draw:textarea-horizontal-align="center" draw:textarea-vertical-align="middle"/>
    </style:style>
    <style:style style:name="gr2" style:family="graphic" style:parent-style-name="standard">
      <style:graphic-properties draw:fill="solid" draw:fill-color="#c5000b" draw:textarea-horizontal-align="center" draw:textarea-vertical-align="middle"/>
    </style:style>
    <style:style style:name="gr3" style:family="graphic" style:parent-style-name="standard">
      <style:graphic-properties draw:fill="solid" draw:fill-color="#c5000b" draw:textarea-horizontal-align="center" draw:textarea-vertical-align="middle"/>
    </style:style>
    <style:style style:name="gr4" style:family="graphic" style:parent-style-name="standard">
      <style:graphic-properties draw:fill="solid" draw:fill-color="#ff420e" draw:textarea-horizontal-align="center" draw:textarea-vertical-align="middle"/>
    </style:style>
    <style:style style:name="gr5" style:family="graphic" style:parent-style-name="standard">
      <style:graphic-properties draw:fill="solid" draw:fill-color="#99ccff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10.885cm" svg:height="1.27cm" svg:x="19.385cm" svg:y="2.17cm">
          <text:p text:style-name="P1">Zekarian Empire Political Structure</text:p>
        </draw:rect>
        <draw:rect draw:style-name="gr2" draw:text-style-name="P2" xml:id="id1" draw:id="id1" draw:layer="layout" svg:width="5.08cm" svg:height="1.875cm" svg:x="22.59cm" svg:y="4.175cm">
          <text:p text:style-name="P2"><text:span text:style-name="T1">God King</text:span></text:p>
          <text:p text:style-name="P2"><text:span text:style-name="T1">(Supreme Leader)</text:span></text:p>
        </draw:rect>
        <draw:rect draw:style-name="gr1" draw:text-style-name="P2" xml:id="id2" draw:id="id2" draw:layer="layout" svg:width="5.08cm" svg:height="1.905cm" svg:x="3.005cm" svg:y="7.985cm">
          <text:p text:style-name="P2"><text:span text:style-name="T1">Voice of God</text:span></text:p>
          <text:p text:style-name="P2"><text:span text:style-name="T1">(Minister of Information)</text:span></text:p>
        </draw:rect>
        <draw:rect draw:style-name="gr1" draw:text-style-name="P2" xml:id="id3" draw:id="id3" draw:layer="layout" svg:width="5.08cm" svg:height="1.905cm" svg:x="11.02cm" svg:y="7.985cm">
          <text:p text:style-name="P2"><text:span text:style-name="T1">Right Hand of God</text:span></text:p>
          <text:p text:style-name="P2"><text:span text:style-name="T1">(Minister of Defense)</text:span></text:p>
        </draw:rect>
        <draw:rect draw:style-name="gr1" draw:text-style-name="P2" xml:id="id4" draw:id="id4" draw:layer="layout" svg:width="5.08cm" svg:height="1.905cm" svg:x="18.705cm" svg:y="7.987cm">
          <text:p text:style-name="P2"><text:span text:style-name="T1">Mind of God</text:span></text:p>
          <text:p text:style-name="P2"><text:span text:style-name="T1">(Minister of Education)</text:span></text:p>
        </draw:rect>
        <draw:connector draw:style-name="gr3" draw:text-style-name="P1" draw:layer="layout" svg:x1="25.13cm" svg:y1="6.05cm" svg:x2="5.545cm" svg:y2="7.985cm" draw:start-shape="id1" draw:start-glue-point="2" draw:end-shape="id2" draw:end-glue-point="0" svg:d="m25130 6050v968h-19585v967">
          <text:p/>
        </draw:connector>
        <draw:connector draw:style-name="gr3" draw:text-style-name="P1" draw:layer="layout" svg:x1="25.13cm" svg:y1="6.05cm" svg:x2="13.56cm" svg:y2="7.985cm" draw:start-shape="id1" draw:start-glue-point="2" draw:end-shape="id3" draw:end-glue-point="0" svg:d="m25130 6050v968h-11570v967">
          <text:p/>
        </draw:connector>
        <draw:connector draw:style-name="gr3" draw:text-style-name="P1" draw:layer="layout" svg:x1="25.13cm" svg:y1="6.05cm" svg:x2="21.245cm" svg:y2="7.987cm" draw:start-shape="id1" draw:start-glue-point="2" draw:end-shape="id4" draw:end-glue-point="0" svg:d="m25130 6050v969h-3885v968">
          <text:p/>
        </draw:connector>
        <draw:rect draw:style-name="gr1" draw:text-style-name="P2" xml:id="id5" draw:id="id5" draw:layer="layout" svg:width="5.08cm" svg:height="1.905cm" svg:x="26.505cm" svg:y="7.988cm">
          <text:p text:style-name="P2"><text:span text:style-name="T1">Heart of God</text:span></text:p>
          <text:p text:style-name="P2"><text:span text:style-name="T1">(Minister of Culture)</text:span></text:p>
        </draw:rect>
        <draw:rect draw:style-name="gr1" draw:text-style-name="P2" xml:id="id6" draw:id="id6" draw:layer="layout" svg:width="5.08cm" svg:height="1.905cm" svg:x="34.305cm" svg:y="7.989cm">
          <text:p text:style-name="P2"><text:span text:style-name="T1">Left Hand of God</text:span></text:p>
          <text:p text:style-name="P2"><text:span text:style-name="T1">(Minister of Finance)</text:span></text:p>
        </draw:rect>
        <draw:rect draw:style-name="gr1" draw:text-style-name="P2" xml:id="id7" draw:id="id7" draw:layer="layout" svg:width="5.08cm" svg:height="1.905cm" svg:x="42.105cm" svg:y="7.99cm">
          <text:p text:style-name="P2"><text:span text:style-name="T1">Eyes of God</text:span></text:p>
          <text:p text:style-name="P2"><text:span text:style-name="T1">(Minister of Justice)</text:span></text:p>
        </draw:rect>
        <draw:connector draw:style-name="gr3" draw:text-style-name="P1" draw:layer="layout" svg:x1="25.13cm" svg:y1="6.05cm" svg:x2="29.045cm" svg:y2="7.988cm" draw:start-shape="id1" draw:start-glue-point="2" draw:end-shape="id5" svg:d="m25130 6050v969h3915v969">
          <text:p/>
        </draw:connector>
        <draw:connector draw:style-name="gr3" draw:text-style-name="P1" draw:layer="layout" svg:x1="25.13cm" svg:y1="6.05cm" svg:x2="36.845cm" svg:y2="7.989cm" draw:start-shape="id1" draw:start-glue-point="2" draw:end-shape="id6" draw:end-glue-point="0" svg:d="m25130 6050v970h11715v969">
          <text:p/>
        </draw:connector>
        <draw:connector draw:style-name="gr3" draw:text-style-name="P1" draw:layer="layout" svg:x1="25.13cm" svg:y1="6.05cm" svg:x2="44.645cm" svg:y2="7.99cm" draw:start-shape="id1" draw:start-glue-point="2" draw:end-shape="id7" draw:end-glue-point="0" svg:d="m25130 6050v970h19515v970">
          <text:p/>
        </draw:connector>
        <draw:rect draw:style-name="gr4" draw:text-style-name="P2" xml:id="id12" draw:id="id12" draw:layer="layout" svg:width="3.31cm" svg:height="1.779cm" svg:x="10.12cm" svg:y="11.286cm">
          <text:p text:style-name="P2"><text:span text:style-name="T1">Grand Marshal</text:span></text:p>
        </draw:rect>
        <draw:rect draw:style-name="gr4" draw:text-style-name="P2" xml:id="id8" draw:id="id8" draw:layer="layout" svg:width="3.31cm" svg:height="1.778cm" svg:x="13.82cm" svg:y="11.287cm">
          <text:p text:style-name="P2"><text:span text:style-name="T1">Fleet Admiral</text:span></text:p>
        </draw:rect>
        <draw:connector draw:style-name="gr3" draw:text-style-name="P1" draw:layer="layout" svg:x1="13.56cm" svg:y1="9.89cm" svg:x2="15.475cm" svg:y2="11.287cm" draw:start-shape="id3" draw:start-glue-point="2" draw:end-shape="id8" draw:end-glue-point="0" svg:d="m13560 9890v699h1915v698">
          <text:p/>
        </draw:connector>
        <draw:rect draw:style-name="gr4" draw:text-style-name="P2" xml:id="id9" draw:id="id9" draw:layer="layout" svg:width="3.31cm" svg:height="1.778cm" svg:x="17.82cm" svg:y="11.287cm">
          <text:p text:style-name="P2"><text:span text:style-name="T1">Minister of</text:span></text:p>
          <text:p text:style-name="P2"><text:span text:style-name="T1">Science</text:span></text:p>
        </draw:rect>
        <draw:rect draw:style-name="gr4" draw:text-style-name="P2" xml:id="id10" draw:id="id10" draw:layer="layout" svg:width="3.31cm" svg:height="1.778cm" svg:x="1.92cm" svg:y="11.287cm">
          <text:p text:style-name="P2"><text:span text:style-name="T1">Minister of </text:span></text:p>
          <text:p text:style-name="P2"><text:span text:style-name="T1">Entertainment</text:span></text:p>
        </draw:rect>
        <draw:connector draw:style-name="gr3" draw:text-style-name="P1" draw:layer="layout" svg:x1="21.245cm" svg:y1="9.892cm" svg:x2="19.475cm" svg:y2="11.287cm" draw:start-shape="id4" draw:start-glue-point="2" draw:end-shape="id9" draw:end-glue-point="0" svg:d="m21245 9892v698h-1770v697">
          <text:p/>
        </draw:connector>
        <draw:connector draw:style-name="gr3" draw:text-style-name="P1" draw:layer="layout" svg:x1="5.545cm" svg:y1="9.89cm" svg:x2="3.575cm" svg:y2="11.287cm" draw:start-shape="id2" draw:start-glue-point="2" draw:end-shape="id10" svg:d="m5545 9890v699h-1970v698">
          <text:p/>
        </draw:connector>
        <draw:rect draw:style-name="gr4" draw:text-style-name="P2" xml:id="id11" draw:id="id11" draw:layer="layout" svg:width="3.935cm" svg:height="1.778cm" svg:x="5.62cm" svg:y="11.287cm">
          <text:p text:style-name="P2"><text:span text:style-name="T1">Minister of </text:span></text:p>
          <text:p text:style-name="P2"><text:span text:style-name="T1">Communications</text:span></text:p>
        </draw:rect>
        <draw:connector draw:style-name="gr3" draw:text-style-name="P1" draw:layer="layout" svg:x1="5.545cm" svg:y1="9.89cm" svg:x2="7.587cm" svg:y2="11.287cm" draw:start-shape="id2" draw:start-glue-point="2" draw:end-shape="id11" svg:d="m5545 9890v699h2042v698">
          <text:p/>
        </draw:connector>
        <draw:connector draw:style-name="gr3" draw:text-style-name="P1" draw:layer="layout" svg:x1="13.56cm" svg:y1="9.89cm" svg:x2="11.775cm" svg:y2="11.286cm" draw:start-shape="id3" draw:start-glue-point="2" draw:end-shape="id12" draw:end-glue-point="0" svg:d="m13560 9890v698h-1785v698">
          <text:p/>
        </draw:connector>
        <draw:rect draw:style-name="gr4" draw:text-style-name="P2" xml:id="id13" draw:id="id13" draw:layer="layout" svg:width="3.31cm" svg:height="1.778cm" svg:x="21.42cm" svg:y="11.287cm">
          <text:p text:style-name="P2"><text:span text:style-name="T1">Minister of</text:span></text:p>
          <text:p text:style-name="P2"><text:span text:style-name="T1">Magic</text:span></text:p>
        </draw:rect>
        <draw:connector draw:style-name="gr3" draw:text-style-name="P1" draw:layer="layout" svg:x1="21.245cm" svg:y1="9.892cm" svg:x2="23.075cm" svg:y2="11.287cm" draw:start-shape="id4" draw:start-glue-point="2" draw:end-shape="id13" draw:end-glue-point="0" svg:d="m21245 9892v698h1830v697">
          <text:p/>
        </draw:connector>
        <draw:rect draw:style-name="gr4" draw:text-style-name="P2" xml:id="id14" draw:id="id14" draw:layer="layout" svg:width="3.31cm" svg:height="1.778cm" svg:x="25.52cm" svg:y="11.287cm">
          <text:p text:style-name="P2"><text:span text:style-name="T1">Minister of</text:span></text:p>
          <text:p text:style-name="P2"><text:span text:style-name="T1">Health</text:span></text:p>
        </draw:rect>
        <draw:connector draw:style-name="gr3" draw:text-style-name="P1" draw:layer="layout" svg:x1="29.045cm" svg:y1="9.893cm" svg:x2="27.175cm" svg:y2="11.287cm" draw:start-shape="id5" draw:start-glue-point="2" draw:end-shape="id14" draw:end-glue-point="0" svg:d="m29045 9893v697h-1870v697">
          <text:p/>
        </draw:connector>
        <draw:rect draw:style-name="gr4" draw:text-style-name="P2" xml:id="id15" draw:id="id15" draw:layer="layout" svg:width="3.31cm" svg:height="1.778cm" svg:x="29.42cm" svg:y="11.287cm">
          <text:p text:style-name="P2"><text:span text:style-name="T1">Minister of</text:span></text:p>
          <text:p text:style-name="P2"><text:span text:style-name="T1">Environment</text:span></text:p>
        </draw:rect>
        <draw:connector draw:style-name="gr3" draw:text-style-name="P1" draw:layer="layout" svg:x1="29.045cm" svg:y1="9.893cm" svg:x2="31.075cm" svg:y2="11.287cm" draw:start-shape="id5" draw:start-glue-point="2" draw:end-shape="id15" draw:end-glue-point="0" svg:d="m29045 9893v697h2030v697">
          <text:p/>
        </draw:connector>
        <draw:rect draw:style-name="gr4" draw:text-style-name="P2" xml:id="id16" draw:id="id16" draw:layer="layout" svg:width="3.31cm" svg:height="1.778cm" svg:x="33.32cm" svg:y="11.287cm">
          <text:p text:style-name="P2"><text:span text:style-name="T1">Minister of</text:span></text:p>
          <text:p text:style-name="P2"><text:span text:style-name="T1">Industry</text:span></text:p>
        </draw:rect>
        <draw:rect draw:style-name="gr4" draw:text-style-name="P2" xml:id="id18" draw:id="id18" draw:layer="layout" svg:width="3.31cm" svg:height="1.778cm" svg:x="41.12cm" svg:y="11.287cm">
          <text:p text:style-name="P2"><text:span text:style-name="T1">Minister of</text:span></text:p>
          <text:p text:style-name="P2"><text:span text:style-name="T1">Interior</text:span></text:p>
        </draw:rect>
        <draw:rect draw:style-name="gr4" draw:text-style-name="P2" xml:id="id19" draw:id="id19" draw:layer="layout" svg:width="3.31cm" svg:height="1.778cm" svg:x="44.92cm" svg:y="11.287cm">
          <text:p text:style-name="P2"><text:span text:style-name="T1">Minister of</text:span></text:p>
          <text:p text:style-name="P2"><text:span text:style-name="T1">Foreign Affairs</text:span></text:p>
        </draw:rect>
        <draw:rect draw:style-name="gr4" draw:text-style-name="P2" xml:id="id17" draw:id="id17" draw:layer="layout" svg:width="3.31cm" svg:height="1.778cm" svg:x="37.12cm" svg:y="11.287cm">
          <text:p text:style-name="P2"><text:span text:style-name="T1">Minister of</text:span></text:p>
          <text:p text:style-name="P2"><text:span text:style-name="T1">Commerce</text:span></text:p>
        </draw:rect>
        <draw:connector draw:style-name="gr3" draw:text-style-name="P1" draw:layer="layout" svg:x1="36.845cm" svg:y1="9.894cm" svg:x2="34.975cm" svg:y2="11.287cm" draw:start-shape="id6" draw:start-glue-point="2" draw:end-shape="id16" draw:end-glue-point="0" svg:d="m36845 9894v697h-1870v696">
          <text:p/>
        </draw:connector>
        <draw:connector draw:style-name="gr3" draw:text-style-name="P1" draw:layer="layout" svg:x1="36.845cm" svg:y1="9.894cm" svg:x2="38.775cm" svg:y2="11.287cm" draw:start-shape="id6" draw:start-glue-point="2" draw:end-shape="id17" draw:end-glue-point="0" svg:d="m36845 9894v697h1930v696">
          <text:p/>
        </draw:connector>
        <draw:connector draw:style-name="gr3" draw:text-style-name="P1" draw:layer="layout" svg:x1="44.645cm" svg:y1="9.895cm" svg:x2="42.775cm" svg:y2="11.287cm" draw:start-shape="id7" draw:start-glue-point="2" draw:end-shape="id18" draw:end-glue-point="0" svg:d="m44645 9895v696h-1870v696">
          <text:p/>
        </draw:connector>
        <draw:connector draw:style-name="gr3" draw:text-style-name="P1" draw:layer="layout" svg:x1="44.645cm" svg:y1="9.895cm" svg:x2="46.575cm" svg:y2="11.287cm" draw:start-shape="id7" draw:start-glue-point="2" draw:end-shape="id19" draw:end-glue-point="0" svg:d="m44645 9895v696h1930v696">
          <text:p/>
        </draw:connector>
        <draw:rect draw:style-name="gr5" draw:text-style-name="P1" draw:layer="layout" svg:width="10.885cm" svg:height="1.27cm" svg:x="19.586cm" svg:y="14.27cm">
          <text:p text:style-name="P1">Gyrian Union Political Structure</text:p>
        </draw:rect>
        <draw:rect draw:style-name="gr2" draw:text-style-name="P2" draw:layer="layout" svg:width="5.08cm" svg:height="1.875cm" svg:x="22.59cm" svg:y="16.276cm">
          <text:p text:style-name="P2"><text:span text:style-name="T1">God King</text:span></text:p>
          <text:p text:style-name="P2"><text:span text:style-name="T1">(Supreme Leader)</text:span>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0.8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Swarnava Banerjee</meta:initial-creator>
    <meta:creation-date>2011-10-29T20:06:43.48</meta:creation-date>
    <dc:date>2011-10-30T03:59:02.20</dc:date>
    <dc:creator>Swarnava Banerjee</dc:creator>
    <meta:editing-duration>PT3H12M45S</meta:editing-duration>
    <meta:editing-cycles>1</meta:editing-cycles>
    <meta:document-statistic meta:object-count="40"/>
    <meta:generator>OpenOffice.org/3.3$Win32 OpenOffice.org_project/330m20$Build-9567</meta:generator>
  </office:meta>
</office:document-meta>
</file>